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50%" fo:text-align="justify" style:justify-single-word="false" fo:text-indent="0.5in" style:auto-text-indent="false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margin-top="0in" fo:margin-bottom="0.1965in" style:contextual-spacing="false" fo:text-align="center" style:justify-single-word="false"/>
      <style:text-properties fo:font-size="14pt" fo:font-style="normal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next-style-name="FigureCaption" style:class="extra">
      <style:paragraph-properties fo:margin-top="0.1965in" fo:margin-bottom="0in" style:contextual-spacing="false"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in" fo:margin-right="0in" fo:margin-top="0.25in" fo:margin-bottom="0.25in" style:contextual-spacing="true" fo:text-indent="0.5in" style:auto-text-indent="false" style:page-number="auto" fo:break-before="page" fo:background-color="transparent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374in" fo:margin-bottom="0.1654in" style:contextual-spacing="true" fo:text-indent="0.6299in" style:auto-text-indent="false" style:page-number="auto"/>
      <style:text-properties style:font-name="Times New Roman1" fo:font-family="'Times New Roman'" style:font-style-name="Bold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1654in" fo:margin-bottom="0.1654in" style:contextual-spacing="false" fo:text-indent="0.752in" style:auto-text-indent="false" style:page-number="auto"/>
      <style:text-properties fo:font-size="15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1654in" fo:margin-bottom="0.1654in" style:contextual-spacing="false" fo:text-indent="0.3701in" style:auto-text-indent="false"/>
      <style:text-properties fo:font-size="13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0.3937in" fo:margin-right="0.3937in" fo:margin-top="0.1in" fo:margin-bottom="0.1in" style:contextual-spacing="false" fo:text-align="justify" style:justify-single-word="false" fo:text-indent="0in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in" fo:margin-bottom="0.1575in" style:contextual-spacing="true" fo:line-height="150%"/>
      <style:text-properties style:font-name="Courier New" fo:font-family="'Courier New'" style:font-family-generic="modern" style:font-pitch="fixed" fo:font-size="13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size="14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 style:master-page-name="">
      <style:paragraph-properties style:page-number="auto" fo:break-after="page"/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in" fo:margin-right="0in" fo:line-height="150%" fo:text-align="justify" style:justify-single-word="false" fo:text-indent="0.5in" style:auto-text-indent="false" style:page-number="auto"/>
      <style:text-properties fo:font-size="14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auto" fo:break-after="auto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.1665in" fo:margin-bottom="0.25in" style:contextual-spacing="false" fo:line-height="115%" fo:text-indent="0in" style:auto-text-indent="false" style:page-number="auto" fo:break-before="pag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543in" fo:margin-right="0in" fo:line-height="150%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472in" fo:margin-right="0in" fo:line-height="150%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line-height="150%" fo:text-indent="0in" style:auto-text-indent="false">
        <style:tab-stops>
          <style:tab-stop style:position="6.3008in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3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fo:font-size="14pt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>
      <style:text-properties fo:font-size="14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">
        <style:list-level-properties text:min-label-distance="0.15in"/>
      </text:outline-level-style>
      <text:outline-level-style text:level="2" style:num-prefix=" " style:num-suffix=" " style:num-format="">
        <style:list-level-properties text:min-label-distance="0.15in"/>
      </text:outline-level-style>
      <text:outline-level-style text:level="3" style:num-prefix=" " style:num-suffix=" " style:num-format="">
        <style:list-level-properties text:min-label-distance="0.15in"/>
      </text:outline-level-style>
      <text:outline-level-style text:level="4" style:num-prefix=" " style:num-suffix=" " style:num-format="">
        <style:list-level-properties text:min-label-distance="0.15in"/>
      </text:outline-level-style>
      <text:outline-level-style text:level="5" style:num-prefix=" " style:num-suffix=" " style:num-format="">
        <style:list-level-properties text:min-label-distance="0.15in"/>
      </text:outline-level-style>
      <text:outline-level-style text:level="6" style:num-prefix=" " style:num-suffix=" " style:num-format="1" text:display-levels="6">
        <style:list-level-properties text:min-label-distance="0.15in"/>
      </text:outline-level-style>
      <text:outline-level-style text:level="7" style:num-prefix=" " style:num-suffix=" " style:num-format="1" text:display-levels="7">
        <style:list-level-properties text:min-label-distance="0.15in"/>
      </text:outline-level-style>
      <text:outline-level-style text:level="8" style:num-prefix=" " style:num-suffix=" " style:num-format="1" text:display-levels="8">
        <style:list-level-properties text:min-label-distance="0.15in"/>
      </text:outline-level-style>
      <text:outline-level-style text:level="9" style:num-prefix=" " style:num-suffix=" " style:num-format="1" text:display-levels="9">
        <style:list-level-properties text:min-label-distance="0.15in"/>
      </text:outline-level-style>
      <text:outline-level-style text:level="10" style:num-prefix=" " style:num-suffix=" " style:num-format="1" text:display-levels="10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text:s/></text:p>
      </style:footer>
      <style:footer-first>
        <text:p text:style-name="MP1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Использование Markdown, RMarkdown и bookdown для подготовки научных отчетов и дипломных работ</dc:title>
    <dc:description/>
    <dc:subject/>
    <meta:keyword/>
    <meta:initial-creator>Н.О. Стрелков, В.В. Крутских</meta:initial-creator>
    <meta:creation-date>2020-11-24T16:14:12Z</meta:creation-date>
    <dc:date>2023-04-05T17:38:51.582837617</dc:date>
    <meta:editing-duration>PT2M59S</meta:editing-duration>
    <meta:editing-cycles>3</meta:editing-cycles>
    <meta:document-statistic meta:table-count="0" meta:image-count="0" meta:object-count="0" meta:page-count="1" meta:paragraph-count="2" meta:word-count="1" meta:character-count="4" meta:non-whitespace-character-count="1"/>
    <meta:user-defined meta:name="bibliography">bibliography.bib</meta:user-defined>
    <meta:user-defined meta:name="bookdown"/>
    <meta:user-defined meta:name="csl">gost-r-7-0-5-2008-numeric.csl</meta:user-defined>
    <meta:user-defined meta:name="date">2020-11-24</meta:user-defined>
    <meta:user-defined meta:name="documentclass" meta:value-type="string">book</meta:user-defined>
    <meta:user-defined meta:name="geometry" meta:value-type="string">left=2cm, right=1cm, top=2cm, bottom=2cm, twoside=false</meta:user-defined>
    <meta:user-defined meta:name="header-includes" meta:value-type="string"/>
    <meta:user-defined meta:name="include-before" meta:value-type="string"/>
    <meta:user-defined meta:name="indent" meta:value-type="string">True</meta:user-defined>
    <meta:user-defined meta:name="link-citations" meta:value-type="string">yes</meta:user-defined>
    <meta:user-defined meta:name="output" meta:value-type="string"/>
    <meta:user-defined meta:name="papersize" meta:value-type="string">a4</meta:user-defined>
    <meta:user-defined meta:name="site" meta:value-type="string">bookdown::bookdown_site</meta:user-defined>
    <meta:user-defined meta:name="toc-title" meta:value-type="string">Содержание</meta:user-defined>
  </office:meta>
</office:document-meta>
</file>